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fb54b" officeooo:paragraph-rsid="001fb54b"/>
    </style:style>
    <style:style style:name="P2" style:family="paragraph" style:parent-style-name="Standard">
      <style:paragraph-properties fo:text-align="justify" style:justify-single-word="false"/>
      <style:text-properties officeooo:rsid="00217efa" officeooo:paragraph-rsid="0021f0dc"/>
    </style:style>
    <style:style style:name="P3" style:family="paragraph" style:parent-style-name="Standard">
      <style:paragraph-properties fo:text-align="justify" style:justify-single-word="false"/>
      <style:text-properties officeooo:rsid="00217efa" officeooo:paragraph-rsid="00217efa"/>
    </style:style>
    <style:style style:name="P4" style:family="paragraph" style:parent-style-name="Standard">
      <style:paragraph-properties fo:text-align="justify" style:justify-single-word="false"/>
      <style:text-properties officeooo:rsid="0021f0dc" officeooo:paragraph-rsid="0021f0dc"/>
    </style:style>
    <style:style style:name="P5" style:family="paragraph" style:parent-style-name="Standard">
      <style:paragraph-properties fo:text-align="justify" style:justify-single-word="false"/>
      <style:text-properties officeooo:rsid="00238268" officeooo:paragraph-rsid="002a54ae"/>
    </style:style>
    <style:style style:name="P6" style:family="paragraph" style:parent-style-name="Standard">
      <style:paragraph-properties fo:text-align="justify" style:justify-single-word="false"/>
      <style:text-properties officeooo:rsid="00254c69" officeooo:paragraph-rsid="00254c69"/>
    </style:style>
    <style:style style:name="P7" style:family="paragraph" style:parent-style-name="Standard">
      <style:paragraph-properties fo:text-align="justify" style:justify-single-word="false"/>
      <style:text-properties officeooo:rsid="00263371" officeooo:paragraph-rsid="00263371"/>
    </style:style>
    <style:style style:name="P8" style:family="paragraph" style:parent-style-name="Standard">
      <style:paragraph-properties fo:text-align="justify" style:justify-single-word="false"/>
      <style:text-properties officeooo:rsid="002998d5" officeooo:paragraph-rsid="002998d5"/>
    </style:style>
    <style:style style:name="P9" style:family="paragraph" style:parent-style-name="Standard">
      <style:paragraph-properties fo:text-align="center" style:justify-single-word="false"/>
      <style:text-properties fo:font-size="14pt" fo:font-weight="bold" officeooo:rsid="001fb54b" officeooo:paragraph-rsid="001fb54b" style:font-size-asian="14pt" style:font-weight-asian="bold" style:font-size-complex="14pt" style:font-weight-complex="bold"/>
    </style:style>
    <style:style style:name="P10" style:family="paragraph" style:parent-style-name="Standard">
      <style:paragraph-properties fo:text-align="justify" style:justify-single-word="false"/>
      <style:text-properties officeooo:paragraph-rsid="002c853c"/>
    </style:style>
    <style:style style:name="P11" style:family="paragraph" style:parent-style-name="Standard">
      <style:paragraph-properties fo:text-align="justify" style:justify-single-word="false"/>
      <style:text-properties officeooo:paragraph-rsid="002b52c5"/>
    </style:style>
    <style:style style:name="P12" style:family="paragraph" style:parent-style-name="Standard">
      <style:paragraph-properties fo:text-align="justify" style:justify-single-word="false"/>
      <style:text-properties officeooo:paragraph-rsid="0046674d"/>
    </style:style>
    <style:style style:name="P13" style:family="paragraph" style:parent-style-name="Standard">
      <style:paragraph-properties fo:text-align="justify" style:justify-single-word="false"/>
      <style:text-properties officeooo:paragraph-rsid="00320a43"/>
    </style:style>
    <style:style style:name="P14" style:family="paragraph" style:parent-style-name="Standard">
      <style:paragraph-properties fo:text-align="end" style:justify-single-word="false"/>
      <style:text-properties fo:font-size="12pt" fo:font-weight="normal" officeooo:rsid="002c853c" officeooo:paragraph-rsid="002c853c" style:font-size-asian="12pt" style:font-weight-asian="normal" style:font-size-complex="12pt" style:font-weight-complex="normal"/>
    </style:style>
    <style:style style:name="P15" style:family="paragraph" style:parent-style-name="Standard">
      <style:paragraph-properties fo:text-align="end" style:justify-single-word="false"/>
      <style:text-properties fo:font-size="12pt" fo:font-weight="normal" officeooo:rsid="003fec85" officeooo:paragraph-rsid="003fec85"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officeooo:rsid="002a54ae" officeooo:paragraph-rsid="00320a43"/>
    </style:style>
    <style:style style:name="P17" style:family="paragraph" style:parent-style-name="Standard">
      <style:paragraph-properties fo:text-align="justify" style:justify-single-word="false"/>
      <style:text-properties officeooo:rsid="002a54ae" officeooo:paragraph-rsid="002c853c"/>
    </style:style>
    <style:style style:name="P18" style:family="paragraph" style:parent-style-name="Standard">
      <style:paragraph-properties fo:text-align="justify" style:justify-single-word="false"/>
      <style:text-properties officeooo:rsid="00281ddc" officeooo:paragraph-rsid="0046674d"/>
    </style:style>
    <style:style style:name="P19" style:family="paragraph" style:parent-style-name="Standard" style:list-style-name="L1">
      <style:paragraph-properties fo:text-align="justify" style:justify-single-word="false"/>
      <style:text-properties officeooo:rsid="00254c69" officeooo:paragraph-rsid="00254c69"/>
    </style:style>
    <style:style style:name="P20" style:family="paragraph" style:parent-style-name="Standard" style:list-style-name="L1">
      <style:paragraph-properties fo:text-align="justify" style:justify-single-word="false"/>
      <style:text-properties officeooo:rsid="00217efa" officeooo:paragraph-rsid="0021f0dc"/>
    </style:style>
    <style:style style:name="P21" style:family="paragraph" style:parent-style-name="Standard" style:list-style-name="L1">
      <style:paragraph-properties fo:text-align="justify" style:justify-single-word="false"/>
      <style:text-properties officeooo:rsid="0021f0dc" officeooo:paragraph-rsid="0021f0dc"/>
    </style:style>
    <style:style style:name="P22" style:family="paragraph" style:parent-style-name="Standard">
      <style:paragraph-properties fo:text-align="justify" style:justify-single-word="false"/>
      <style:text-properties officeooo:rsid="0021f0dc" officeooo:paragraph-rsid="0021f0dc"/>
    </style:style>
    <style:style style:name="P23" style:family="paragraph" style:parent-style-name="Standard" style:list-style-name="L1">
      <style:paragraph-properties fo:text-align="justify" style:justify-single-word="false"/>
      <style:text-properties officeooo:rsid="00263371" officeooo:paragraph-rsid="002a54ae"/>
    </style:style>
    <style:style style:name="P24" style:family="paragraph" style:parent-style-name="Standard" style:list-style-name="L1">
      <style:paragraph-properties fo:text-align="justify" style:justify-single-word="false"/>
      <style:text-properties officeooo:rsid="00263371" officeooo:paragraph-rsid="00263371"/>
    </style:style>
    <style:style style:name="P25" style:family="paragraph" style:parent-style-name="Standard" style:list-style-name="L1">
      <style:paragraph-properties fo:text-align="justify" style:justify-single-word="false"/>
      <style:text-properties officeooo:rsid="00263371" officeooo:paragraph-rsid="002d4db2"/>
    </style:style>
    <style:style style:name="P26" style:family="paragraph" style:parent-style-name="Standard" style:list-style-name="L1">
      <style:paragraph-properties fo:text-align="justify" style:justify-single-word="false"/>
      <style:text-properties officeooo:rsid="004d6ae5" officeooo:paragraph-rsid="004d6ae5"/>
    </style:style>
    <style:style style:name="P27" style:family="paragraph" style:parent-style-name="Standard" style:list-style-name="L1">
      <style:paragraph-properties fo:text-align="justify" style:justify-single-word="false"/>
      <style:text-properties officeooo:rsid="00238268" officeooo:paragraph-rsid="002a54ae"/>
    </style:style>
    <style:style style:name="P28" style:family="paragraph" style:parent-style-name="Standard" style:list-style-name="L2">
      <style:paragraph-properties fo:text-align="justify" style:justify-single-word="false"/>
      <style:text-properties officeooo:rsid="002a54ae" officeooo:paragraph-rsid="002a54ae"/>
    </style:style>
    <style:style style:name="P29" style:family="paragraph" style:parent-style-name="Standard" style:list-style-name="L2">
      <style:paragraph-properties fo:text-align="justify" style:justify-single-word="false"/>
      <style:text-properties officeooo:paragraph-rsid="002a54ae"/>
    </style:style>
    <style:style style:name="P30" style:family="paragraph" style:parent-style-name="Standard" style:list-style-name="L2">
      <style:paragraph-properties fo:text-align="justify" style:justify-single-word="false"/>
      <style:text-properties officeooo:rsid="00281ddc" officeooo:paragraph-rsid="002a54ae"/>
    </style:style>
    <style:style style:name="P31" style:family="paragraph" style:parent-style-name="Standard" style:list-style-name="L2">
      <style:paragraph-properties fo:text-align="justify" style:justify-single-word="false"/>
      <style:text-properties officeooo:rsid="00281ddc" officeooo:paragraph-rsid="003aef13"/>
    </style:style>
    <style:style style:name="P32" style:family="paragraph" style:parent-style-name="Standard" style:list-style-name="L2">
      <style:paragraph-properties fo:text-align="justify" style:justify-single-word="false"/>
      <style:text-properties officeooo:rsid="00281ddc" officeooo:paragraph-rsid="0046674d"/>
    </style:style>
    <style:style style:name="P33" style:family="paragraph" style:parent-style-name="Standard" style:list-style-name="L2">
      <style:paragraph-properties fo:text-align="justify" style:justify-single-word="false"/>
      <style:text-properties officeooo:rsid="003788ae" officeooo:paragraph-rsid="003788ae"/>
    </style:style>
    <style:style style:name="P34" style:family="paragraph" style:parent-style-name="Standard" style:list-style-name="L2">
      <style:paragraph-properties fo:text-align="justify" style:justify-single-word="false"/>
      <style:text-properties officeooo:rsid="003065bb" officeooo:paragraph-rsid="003065bb"/>
    </style:style>
    <style:style style:name="P35" style:family="paragraph" style:parent-style-name="Standard" style:list-style-name="L2">
      <style:paragraph-properties fo:text-align="justify" style:justify-single-word="false"/>
      <style:text-properties officeooo:rsid="00449ed8" officeooo:paragraph-rsid="0046674d"/>
    </style:style>
    <style:style style:name="P36" style:family="paragraph" style:parent-style-name="Standard" style:list-style-name="L3">
      <style:paragraph-properties fo:text-align="justify" style:justify-single-word="false"/>
      <style:text-properties officeooo:rsid="004b5a57" officeooo:paragraph-rsid="004b5a57"/>
    </style:style>
    <style:style style:name="P37" style:family="paragraph" style:parent-style-name="Standard" style:list-style-name="L1">
      <style:paragraph-properties fo:text-align="justify" style:justify-single-word="false"/>
      <style:text-properties officeooo:rsid="002998d5" officeooo:paragraph-rsid="002998d5"/>
    </style:style>
    <style:style style:name="P38" style:family="paragraph" style:parent-style-name="Standard">
      <style:paragraph-properties fo:text-align="center" style:justify-single-word="false"/>
      <style:text-properties fo:font-size="14pt" fo:font-weight="bold" officeooo:rsid="001fb54b" officeooo:paragraph-rsid="001fb54b" style:font-size-asian="14pt" style:font-weight-asian="bold" style:font-size-complex="14pt" style:font-weight-complex="bold"/>
    </style:style>
    <style:style style:name="P39" style:family="paragraph" style:parent-style-name="Standard">
      <style:paragraph-properties fo:text-align="justify" style:justify-single-word="false"/>
      <style:text-properties fo:font-size="14pt" fo:font-weight="bold" officeooo:rsid="001fb54b" officeooo:paragraph-rsid="001fb54b" style:font-size-asian="14pt" style:font-weight-asian="bold" style:font-size-complex="14pt" style:font-weight-complex="bold"/>
    </style:style>
    <style:style style:name="P40" style:family="paragraph" style:parent-style-name="Standard">
      <style:paragraph-properties fo:text-align="justify" style:justify-single-word="false"/>
      <style:text-properties fo:font-size="12pt" fo:font-weight="normal" officeooo:rsid="0057d73d" officeooo:paragraph-rsid="0057d73d" style:font-size-asian="10.5pt" style:font-weight-asian="normal" style:font-size-complex="12pt" style:font-weight-complex="normal"/>
    </style:style>
    <style:style style:name="T1" style:family="text">
      <style:text-properties officeooo:rsid="0021f0dc"/>
    </style:style>
    <style:style style:name="T2" style:family="text">
      <style:text-properties officeooo:rsid="00229b1a"/>
    </style:style>
    <style:style style:name="T3" style:family="text">
      <style:text-properties officeooo:rsid="00254c69"/>
    </style:style>
    <style:style style:name="T4" style:family="text">
      <style:text-properties fo:font-weight="bold" style:font-weight-asian="bold" style:font-weight-complex="bold"/>
    </style:style>
    <style:style style:name="T5" style:family="text">
      <style:text-properties fo:font-weight="bold" officeooo:rsid="003c5e53" style:font-weight-asian="bold" style:font-weight-complex="bold"/>
    </style:style>
    <style:style style:name="T6" style:family="text">
      <style:text-properties fo:font-weight="bold" officeooo:rsid="00449ed8" style:font-weight-asian="bold" style:font-weight-complex="bold"/>
    </style:style>
    <style:style style:name="T7" style:family="text">
      <style:text-properties officeooo:rsid="00263371"/>
    </style:style>
    <style:style style:name="T8" style:family="text">
      <style:text-properties officeooo:rsid="00281ddc"/>
    </style:style>
    <style:style style:name="T9" style:family="text">
      <style:text-properties officeooo:rsid="002a54ae"/>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2a54ae"/>
    </style:style>
    <style:style style:name="T12" style:family="text">
      <style:text-properties style:text-underline-style="solid" style:text-underline-width="auto" style:text-underline-color="font-color" officeooo:rsid="002b52c5"/>
    </style:style>
    <style:style style:name="T13" style:family="text">
      <style:text-properties style:text-underline-style="solid" style:text-underline-width="auto" style:text-underline-color="font-color" officeooo:rsid="00449673"/>
    </style:style>
    <style:style style:name="T14" style:family="text">
      <style:text-properties style:text-underline-style="solid" style:text-underline-width="auto" style:text-underline-color="font-color" officeooo:rsid="00449ed8"/>
    </style:style>
    <style:style style:name="T15" style:family="text">
      <style:text-properties style:text-position="super 58%"/>
    </style:style>
    <style:style style:name="T16" style:family="text">
      <style:text-properties style:text-position="super 58%" officeooo:rsid="004ee676"/>
    </style:style>
    <style:style style:name="T17" style:family="text">
      <style:text-properties fo:font-style="italic" style:font-style-asian="italic" style:font-style-complex="italic"/>
    </style:style>
    <style:style style:name="T18" style:family="text">
      <style:text-properties fo:font-style="italic" officeooo:rsid="003aef13" style:font-style-asian="italic" style:font-style-complex="italic"/>
    </style:style>
    <style:style style:name="T19" style:family="text">
      <style:text-properties officeooo:rsid="003065bb"/>
    </style:style>
    <style:style style:name="T20" style:family="text">
      <style:text-properties officeooo:rsid="00320a43"/>
    </style:style>
    <style:style style:name="T21" style:family="text">
      <style:text-properties officeooo:rsid="0034b345"/>
    </style:style>
    <style:style style:name="T22" style:family="text">
      <style:text-properties officeooo:rsid="0038ff38"/>
    </style:style>
    <style:style style:name="T23" style:family="text">
      <style:text-properties officeooo:rsid="003aef13"/>
    </style:style>
    <style:style style:name="T24" style:family="text">
      <style:text-properties officeooo:rsid="003c5e53"/>
    </style:style>
    <style:style style:name="T25" style:family="text">
      <style:text-properties officeooo:rsid="00449ed8"/>
    </style:style>
    <style:style style:name="T26" style:family="text">
      <style:text-properties officeooo:rsid="00498465"/>
    </style:style>
    <style:style style:name="T27" style:family="text">
      <style:text-properties officeooo:rsid="004d6ae5"/>
    </style:style>
    <style:style style:name="T28" style:family="text">
      <style:text-properties style:use-window-font-color="true" fo:font-weight="bold" style:font-weight-asian="bold" style:font-weight-complex="bold"/>
    </style:style>
    <style:style style:name="T29" style:family="text">
      <style:text-properties style:use-window-font-color="true" style:text-underline-style="solid" style:text-underline-width="auto" style:text-underline-color="font-color" fo:font-weight="normal" style:font-weight-asian="normal" style:font-weight-complex="normal"/>
    </style:style>
    <style:style style:name="T30" style:family="text">
      <style:text-properties officeooo:rsid="004e0a58"/>
    </style:style>
    <style:style style:name="T31" style:family="text">
      <style:text-properties officeooo:rsid="004ee676"/>
    </style:style>
    <style:style style:name="T32" style:family="text">
      <style:text-properties officeooo:rsid="0052c66d"/>
    </style:style>
    <style:style style:name="T33" style:family="text">
      <style:text-properties officeooo:rsid="0054e810"/>
    </style:style>
    <style:style style:name="T34" style:family="text">
      <style:text-properties officeooo:rsid="0057d73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Author: Ana Luísa Pinho</text:p>
      <text:p text:style-name="P14">Date: 10<text:span text:style-name="T15">th</text:span> of November 2015</text:p>
      <text:p text:style-name="P15">Last update: <text:span text:style-name="T31">16</text:span><text:span text:style-name="T16">th</text:span><text:span text:style-name="T31"> </text:span>of <text:span text:style-name="T33">March</text:span> 201<text:span text:style-name="T33">8</text:span></text:p>
      <text:p text:style-name="P9"/>
      <text:p text:style-name="P9"/>
      <text:p text:style-name="P9">Guidelines to <text:span text:style-name="T34">conduct the training session for the Gallant protocol</text:span></text:p>
      <text:p text:style-name="P39"/>
      <text:p text:style-name="P40">The experimental setting is composed by three main elements: (1) the Windows OS workstation inside the behavioral room #2; (2) the MS-DOS workstation with Eye-Link installed; and (3) the eye-tracker.</text:p>
      <text:p text:style-name="P1"/>
      <text:list xml:id="list4568909585532523305" text:style-name="L1">
        <text:list-item>
          <text:p text:style-name="P19">Before booking an experiment, please make sure that there's no experiment running on test box #2 as well as on MEG <text:span text:style-name="T19">room which</text:span> uses the eye tracking system.</text:p>
        </text:list-item>
      </text:list>
      <text:p text:style-name="P1"/>
      <text:p text:style-name="P1"/>
      <text:list xml:id="list171758812197558" text:continue-numbering="true" text:style-name="L1">
        <text:list-item>
          <text:p text:style-name="P20">Check whether the eye tracking box <text:span text:style-name="T1">+ lens is in the behavioral room. Most likely, it will be in MEG room. </text:span></text:p>
        </text:list-item>
      </text:list>
      <text:p text:style-name="P2"/>
      <text:p text:style-name="P2"/>
      <text:list xml:id="list171757186060115" text:continue-numbering="true" text:style-name="L1">
        <text:list-item>
          <text:p text:style-name="P21">Take the eye tracking box from the computer in the MEG control room (do not forget the power supply cable).</text:p>
        </text:list-item>
      </text:list>
      <text:p text:style-name="P2"/>
      <text:p text:style-name="P2"/>
      <text:list xml:id="list171757980531656" text:continue-numbering="true" text:style-name="L1">
        <text:list-item>
          <text:p text:style-name="P21">Take the eye tracking lens from the MEG cage. Leave the small screwer there.</text:p>
        </text:list-item>
      </text:list>
      <text:p text:style-name="P4"/>
      <text:p text:style-name="P4"/>
      <text:list xml:id="list171759048982840" text:continue-numbering="true" text:style-name="L1">
        <text:list-item>
          <text:p text:style-name="P19">Attach the lens to the support in test box #2 and align the ensemble according to the lines drawn on the table.</text:p>
        </text:list-item>
      </text:list>
      <text:p text:style-name="P3"/>
      <text:p text:style-name="P3"/>
      <text:list xml:id="list171757779323473" text:continue-numbering="true" text:style-name="L1">
        <text:list-item>
          <text:p text:style-name="P21">Connect <text:span text:style-name="T3">the eye tracking box</text:span> to the computer in the behavioral room (the one outside from <text:span text:style-name="T19">the</text:span> test boxes). <text:span text:style-name="T19">Further, c</text:span>onnect it to the cables coming <text:span text:style-name="T19">both </text:span>from the computer inside of test box #2 <text:span text:style-name="T3">and lens ensemble. The led of the box must display a green light.</text:span></text:p>
        </text:list-item>
      </text:list>
      <text:p text:style-name="P4"/>
      <text:p text:style-name="P4"/>
      <text:list xml:id="list171758366736520" text:continue-numbering="true" text:style-name="L1">
        <text:list-item>
          <text:p text:style-name="P19">Switch on the computer in the test box (windows system). Enter <text:span text:style-name="T17">username</text:span> and <text:span text:style-name="T17">password</text:span> of Neurospin intra-network account.</text:p>
        </text:list-item>
      </text:list>
      <text:p text:style-name="P6"/>
      <text:p text:style-name="P6"/>
      <text:list xml:id="list171757454650571" text:continue-numbering="true" text:style-name="L1">
        <text:list-item>
          <text:p text:style-name="P19">Swit<text:span text:style-name="T19">c</text:span>h on the computer outside from the test box (<text:span text:style-name="T34">MS-</text:span>DOS system). If <text:span text:style-name="T17">eyelink</text:span> doesn't launch automatically, check whether all cables are connected to the eye tracking box. Then, typewrite:</text:p>
          <text:p text:style-name="P19"><text:s text:c="18"/>C:\ELCL\EXE&gt; <text:span text:style-name="T4">elcl</text:span></text:p>
        </text:list-item>
      </text:list>
      <text:p text:style-name="P4"/>
      <text:p text:style-name="P4"/>
      <text:p text:style-name="P4"/>
      <text:p text:style-name="P4"/>
      <text:p text:style-name="P4"/>
      <text:p text:style-name="P4"/>
      <text:p text:style-name="P4"/>
      <text:p text:style-name="P4"/>
      <text:list xml:id="list171757633547934" text:continue-numbering="true" text:style-name="L1">
        <text:list-item>
          <text:p text:style-name="P23"><text:soft-page-break/>In the windows pc, open the command window and go to: C:\Users\agrilopi\Experiments\fixationtask\. </text:p>
          <text:p text:style-name="P23"/>
          <text:p text:style-name="P23">Then, launch the script by typewriting:</text:p>
        </text:list-item>
      </text:list>
      <text:p text:style-name="P7"/>
      <text:list xml:id="list171757158256846" text:continue-numbering="true" text:style-name="L1">
        <text:list-header>
          <text:p text:style-name="P24">&gt; python gcwindow_movie_main.py 3 9 &lt;name_of_the_subject&gt;</text:p>
          <text:p text:style-name="P24"/>
          <text:p text:style-name="P24">parameter = 3 <text:s text:c="2"/>=&gt; <text:s text:c="2"/>#session of <text:span text:style-name="T21">G</text:span>allant's protocol</text:p>
          <text:p text:style-name="P25">parameter = 9 <text:s text:c="2"/>=&gt; <text:s/>1min of presentation (if I set a value between 1 and 8, it will present me <text:s/></text:p>
          <text:p text:style-name="P25"><text:s text:c="32"/>~10min of images)</text:p>
          <text:p text:style-name="P25"/>
        </text:list-header>
        <text:list-item>
          <text:p text:style-name="P26">ATTENTION: Make sure both internet cables are connected <text:span text:style-name="T30">to the pc inside the box</text:span>. The white one relates to the neurospin intrane<text:span text:style-name="T32">t</text:span>work and the second ensures the connection between the behavioral pc and eye link pc (outside from the box room). <text:span text:style-name="T30">There's also a third internet cable white that connects the eye link pc to the neurospin intranetwork; this one shall also be properly connected. Besides, there's a white VGA cable that must be connected to the pc inside of the box; this connection enables to get an image from the eye link software in the box pc during calibration. In addition, make sure that the “MiniGender” cables are also connected (they display two metalic connectors with a yellow label).</text:span></text:p>
          <text:p text:style-name="P25"/>
        </text:list-item>
        <text:list-item>
          <text:p text:style-name="P27"><text:span text:style-name="T7">Set </text:span>support for the head.</text:p>
        </text:list-item>
      </text:list>
      <text:p text:style-name="P5"/>
      <text:p text:style-name="P5"/>
      <text:list xml:id="list171758565924045" text:continue-numbering="true" text:style-name="L1">
        <text:list-item>
          <text:p text:style-name="P23">Talk with the participant.</text:p>
        </text:list-item>
      </text:list>
      <text:p text:style-name="P7"/>
      <text:p text:style-name="P7"/>
      <text:list xml:id="list171758274865616" text:continue-numbering="true" text:style-name="L1">
        <text:list-item>
          <text:p text:style-name="P23"><text:span text:style-name="T9">While the script is running:</text:span> </text:p>
          <text:p text:style-name="P23"/>
        </text:list-item>
      </text:list>
      <text:list xml:id="list8981795203295145644" text:style-name="L2">
        <text:list-item>
          <text:list>
            <text:list-item>
              <text:list>
                <text:list-item>
                  <text:p text:style-name="P28">Press <text:span text:style-name="T28">ENTER</text:span> for <text:span text:style-name="T29">setting</text:span>. </text:p>
                  <text:p text:style-name="P29"/>
                </text:list-item>
                <text:list-item>
                  <text:p text:style-name="P30">Focus the lens. </text:p>
                  <text:p text:style-name="P30"/>
                </text:list-item>
                <text:list-item>
                  <text:p text:style-name="P33">Adjust one eye. To <text:span text:style-name="T22">select right or left eye</text:span>, <text:span text:style-name="T22">go to</text:span> <text:span text:style-name="T17">eyelink</text:span> main menu. Ask the participant <text:span text:style-name="T22">whether he/she </text:span>has astigmatism and in which eye. The adjustment shall be done in his/her “best” eye.</text:p>
                  <text:p text:style-name="P29"/>
                </text:list-item>
                <text:list-item>
                  <text:p text:style-name="P30">Press <text:span text:style-name="T27">the </text:span>“<text:span text:style-name="T4">left</text:span>” <text:span text:style-name="T27">button </text:span>to <text:span text:style-name="T10">zoom</text:span> in and calibrate the eyes' sight <text:span text:style-name="T23">(Note: For better adjustment, change the parameter directly in the </text:span><text:span text:style-name="T18">eyelink</text:span><text:span text:style-name="T23"> main menu)</text:span>. </text:p>
                  <text:p text:style-name="P29"/>
                </text:list-item>
                <text:list-item>
                  <text:p text:style-name="P31">Keys “<text:span text:style-name="T4">up</text:span>” and “<text:span text:style-name="T4">down</text:span>” will adjust for <text:span text:style-name="T10">pupil identification</text:span> <text:span text:style-name="T23">(Note: For better adjustment, change the parameter directly in the </text:span><text:span text:style-name="T18">eyelink</text:span><text:span text:style-name="T23"> main menu)</text:span>. </text:p>
                  <text:p text:style-name="P29"/>
                </text:list-item>
                <text:list-item>
                  <text:p text:style-name="P30">Keys “<text:span text:style-name="T4">+</text:span>” and “<text:span text:style-name="T4">-</text:span>” will adjust for <text:span text:style-name="T10">cornea's reflex</text:span>. </text:p>
                  <text:p text:style-name="P29"/>
                </text:list-item>
                <text:list-item>
                  <text:p text:style-name="P30">Press “<text:span text:style-name="T4">c</text:span>” to <text:span text:style-name="T10">calibrate</text:span>. </text:p>
                  <text:p text:style-name="P29"/>
                </text:list-item>
                <text:list-item>
                  <text:p text:style-name="P34">Ask the participant to <text:span text:style-name="T10">fixate the eyes on the black points</text:span> that are being successively displayed at the time (press “<text:span text:style-name="T4">SPACE</text:span>” <text:span text:style-name="T24">or “</text:span><text:span text:style-name="T5">ENTER</text:span><text:span text:style-name="T24">”</text:span> to go to the next black point). </text:p>
                  <text:p text:style-name="P29"/>
                </text:list-item>
                <text:list-item>
                  <text:p text:style-name="P30">Press “<text:span text:style-name="T4">v</text:span>” to <text:span text:style-name="T10">validate</text:span>, go to the <text:span text:style-name="T27">eye link</text:span> computer (outside from the test box), repeat the previous step with the participant and, in the end, press “<text:span text:style-name="T5">ACCEPT</text:span>”. </text:p>
                  <text:p text:style-name="P29"/>
                </text:list-item>
                <text:list-item>
                  <text:p text:style-name="P32"><text:soft-page-break/>Press “<text:span text:style-name="T5">ESC</text:span>” to <text:span text:style-name="T10">start the images' display</text:span>. <text:span text:style-name="T25">There will be four sets of images. Between each set, press “</text:span><text:span text:style-name="T6">SPACE</text:span><text:span text:style-name="T25">” and “</text:span><text:span text:style-name="T6">ENTER</text:span><text:span text:style-name="T25">” to </text:span><text:span text:style-name="T14">start the next set</text:span><text:span text:style-name="T25">.</text:span></text:p>
                </text:list-item>
              </text:list>
            </text:list-item>
          </text:list>
        </text:list-item>
      </text:list>
      <text:p text:style-name="P18"/>
      <text:list xml:id="list171757898199023" text:continue-numbering="true" text:style-name="L2">
        <text:list-item>
          <text:list>
            <text:list-item>
              <text:list>
                <text:list-item>
                  <text:p text:style-name="P35">In the end of each set, register the success rate of the participant. Depending on the score achieved, the training session will be repeated in further acquisitions.</text:p>
                </text:list-item>
              </text:list>
            </text:list-item>
          </text:list>
        </text:list-item>
      </text:list>
      <text:p text:style-name="P18"/>
      <text:p text:style-name="P18"/>
      <text:p text:style-name="P18"/>
      <text:p text:style-name="P12"/>
      <text:p text:style-name="P13"><text:span text:style-name="T8"><text:s text:c="18"/>Note: </text:span><text:span text:style-name="T11">Firstly</text:span><text:span text:style-name="T9">, there will be a gray screen with the yellow dot, which represents </text:span></text:p>
      <text:p text:style-name="P16"><text:s text:c="28"/>participant's eye movements. <text:s text:c="2"/></text:p>
      <text:p text:style-name="P11"><text:span text:style-name="T9"><text:s text:c="28"/></text:span><text:span text:style-name="T11">In t</text:span><text:span text:style-name="T13">he second and third sets</text:span><text:span text:style-name="T9">, there will be the images with a fixation point and <text:tab/><text:tab/><text:tab/> <text:s text:c="3"/>the yellow dot. </text:span></text:p>
      <text:p text:style-name="P10"><text:span text:style-name="T9"><text:s text:c="28"/></text:span><text:span text:style-name="T11">The fo</text:span><text:span text:style-name="T12">u</text:span><text:span text:style-name="T11">rth set </text:span><text:span text:style-name="T13">is</text:span><text:span text:style-name="T9"> the same as the second and the third, but no yellow point will be </text:span></text:p>
      <text:p text:style-name="P17"><text:s text:c="28"/>displayed. This is important to give a realistic feeling of the experiment taking </text:p>
      <text:p text:style-name="P17"><text:s text:c="28"/>place in the scanner to the participant and let him/her practi<text:span text:style-name="T26">c</text:span>e simultaneously.</text:p>
      <text:p text:style-name="P17"/>
      <text:list xml:id="list663611117243174308" text:style-name="L3">
        <text:list-item>
          <text:p text:style-name="P36">Forewarn the participant not to (re)move the head from the support while doing the training. Instructions will be given by the trainer over the session; if some feedback is required by the participant, he/she must do it by moving the head as least as possible.</text:p>
        </text:list-item>
      </text:list>
      <text:p text:style-name="P17"/>
      <text:list xml:id="list171758882052403" text:continue-list="list171758274865616" text:style-name="L1">
        <text:list-item>
          <text:p text:style-name="P37">Exit <text:s/><text:span text:style-name="T7">gcwindow_movie_main.py</text:span></text:p>
        </text:list-item>
      </text:list>
      <text:p text:style-name="P8"/>
      <text:p text:style-name="P8"/>
      <text:list xml:id="list171758831791274" text:continue-numbering="true" text:style-name="L1">
        <text:list-item>
          <text:p text:style-name="P37">Switch off both computers.</text:p>
        </text:list-item>
      </text:list>
      <text:p text:style-name="P4"/>
      <text:p text:style-name="P4"/>
      <text:list xml:id="list171758138414449" text:continue-numbering="true" text:style-name="L1">
        <text:list-item>
          <text:p text:style-name="P21">Re<text:span text:style-name="T2">turn</text:span> the eye-tracking box + lens <text:span text:style-name="T2">to</text:span> their previous places in the MEG room, in case <text:span text:style-name="T20">they have been previously</text:span> taken them from the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9T14:18:55.827137147</meta:creation-date>
    <dc:date>2018-03-16T17:17:57.007733380</dc:date>
    <meta:editing-duration>PT2H19M23S</meta:editing-duration>
    <meta:editing-cycles>52</meta:editing-cycles>
    <meta:generator>LibreOffice/5.1.6.2$Linux_X86_64 LibreOffice_project/10m0$Build-2</meta:generator>
    <meta:document-statistic meta:table-count="0" meta:image-count="0" meta:object-count="0" meta:page-count="3" meta:paragraph-count="50" meta:word-count="851" meta:character-count="5034" meta:non-whitespace-character-count="4024"/>
  </office:meta>
</office:document-meta>
</file>